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60.49pt"/>
    </style:style>
    <style:style style:name="co3" style:family="table-column">
      <style:table-column-properties fo:break-before="auto" style:column-width="23.64pt"/>
    </style:style>
    <style:style style:name="co4" style:family="table-column">
      <style:table-column-properties fo:break-before="auto" style:column-width="20.49pt"/>
    </style:style>
    <style:style style:name="co5" style:family="table-column">
      <style:table-column-properties fo:break-before="auto" style:column-width="26.79pt"/>
    </style:style>
    <style:style style:name="co6" style:family="table-column">
      <style:table-column-properties fo:break-before="auto" style:column-width="29.14pt"/>
    </style:style>
    <style:style style:name="co7" style:family="table-column">
      <style:table-column-properties fo:break-before="auto" style:column-width="35.4pt"/>
    </style:style>
    <style:style style:name="co8" style:family="table-column">
      <style:table-column-properties fo:break-before="auto" style:column-width="43.99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51.8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/>
    </style:style>
    <style:style style:name="ce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3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</style:style>
    <style:style style:name="ce21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Heading">
      <style:table-cell-properties style:text-align-source="fix" style:repeat-content="false" fo:border="none"/>
      <style:paragraph-properties fo:text-align="center" fo:margin-left="0pt"/>
    </style:style>
    <style:style style:name="ce24" style:family="table-cell" style:parent-style-name="Default" style:data-style-name="N127">
      <style:table-cell-properties style:text-align-source="fix" style:repeat-content="false" fo:border="non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438.86pt" svg:height="193.49pt" svg:x="610.44pt" svg:y="156.64pt">
            <loext:p draw:notify-on-update-of-ranges="'2015-2016'.B2:'2015-2016'.B35 '2015-2016'.Q1:'2015-2016'.Q1 '2015-2016'.Q2:'2015-2016'.Q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01" calcext:value-type="date">
            <text:p>09/01/2015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607" calcext:value-type="float">
            <text:p>1607</text:p>
          </table:table-cell>
          <table:table-cell table:number-columns-repeated="1003"/>
        </table:table-row>
        <table:table-row table:style-name="ro1">
          <table:table-cell office:value-type="date" office:date-value="2015-09-10" calcext:value-type="date">
            <text:p>09/10/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[.Q2]+[.P3]" office:value-type="float" office:value="1598" calcext:value-type="float">
            <text:p>1598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09/10/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3]+[.P4]" office:value-type="float" office:value="1608" calcext:value-type="float">
            <text:p>1608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09/14/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4" calcext:value-type="float">
            <text:p>4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4]+[.P5]" office:value-type="float" office:value="1609" calcext:value-type="float">
            <text:p>1609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09/14/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2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5]+[.P6]" office:value-type="float" office:value="1610" calcext:value-type="float">
            <text:p>1610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09/28/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[.Q6]+[.P7]" office:value-type="float" office:value="1598" calcext:value-type="float">
            <text:p>159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09/28/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2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[.Q7]+[.P8]" office:value-type="float" office:value="1595" calcext:value-type="float">
            <text:p>1595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10/04/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8]+[.P9]" office:value-type="float" office:value="1590" calcext:value-type="float">
            <text:p>1590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10/04/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5"/>
          <table:table-cell table:number-columns-repeated="2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[.Q9]+[.P10]" office:value-type="float" office:value="1587" calcext:value-type="float">
            <text:p>1587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10/07/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5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[.Q10]+[.P11]" office:value-type="float" office:value="1578" calcext:value-type="float">
            <text:p>1578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10/07/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2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1]+[.P12]" office:value-type="float" office:value="1576" calcext:value-type="float">
            <text:p>1576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11/06/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2" table:formula="of:=COUNTIF([.D13:.L13];IF([.N13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Q12]+[.P13]" office:value-type="float" office:value="1568" calcext:value-type="float">
            <text:p>1568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1/12/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2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[.Q13]+[.P14]" office:value-type="float" office:value="1558" calcext:value-type="float">
            <text:p>155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1/12/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2" table:formula="of:=COUNTIF([.D15:.L15];IF([.N15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14]+[.P15]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1/19/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2" table:formula="of:=COUNTIF([.D16:.L16];IF([.N16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5]+[.P16]" office:value-type="float" office:value="1566" calcext:value-type="float">
            <text:p>1566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1/19/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2" table:formula="of:=COUNTIF([.D17:.L17];IF([.N17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[.Q16]+[.P17]" office:value-type="float" office:value="1562" calcext:value-type="float">
            <text:p>1562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11/23/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2" table:formula="of:=COUNTIF([.D18:.L18];IF([.N18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Q17]+[.P18]" office:value-type="float" office:value="1561" calcext:value-type="float">
            <text:p>1561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01/21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20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2" table:formula="of:=COUNTIF([.D19:.L19];IF([.N19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[.Q18]+[.P19]" office:value-type="float" office:value="1565" calcext:value-type="float">
            <text:p>1565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01/21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0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22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[.Q19]+[.P20]" office:value-type="float" office:value="1574" calcext:value-type="float">
            <text:p>1574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02/10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2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[.Q20]+[.P21]" office:value-type="float" office:value="1560" calcext:value-type="float">
            <text:p>1560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02/10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2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[.Q21]+[.P22]" office:value-type="float" office:value="1564" calcext:value-type="float">
            <text:p>156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02/14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2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[.Q22]+[.P23]" office:value-type="float" office:value="1559" calcext:value-type="float">
            <text:p>1559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02/16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2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[.Q23]+[.P24]" office:value-type="float" office:value="1553" calcext:value-type="float">
            <text:p>1553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02/25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20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2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24]+[.P25]" office:value-type="float" office:value="1545" calcext:value-type="float">
            <text:p>1545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02/25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2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[.Q25]+[.P26]" office:value-type="float" office:value="1552" calcext:value-type="float">
            <text:p>1552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3/07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2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[.Q26]+[.P27]" office:value-type="float" office:value="1555" calcext:value-type="float">
            <text:p>1555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3/07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2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27]+[.P28]" office:value-type="float" office:value="1556" calcext:value-type="float">
            <text:p>1556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03/13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20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2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[.Q28]+[.P29]" office:value-type="float" office:value="1549" calcext:value-type="float">
            <text:p>1549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04/11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20" table:formula="of:=IF(COUNTIF([.D30:.L30];&quot;+&quot;)&gt;COUNTIF([.D30:.L30];&quot;-&quot;);&quot;+&quot;;&quot;-&quot;)" office:value-type="string" office:string-value="-" calcext:value-type="string">
            <text:p>-</text:p>
          </table:table-cell>
          <table:table-cell table:style-name="ce22" table:formula="of:=COUNTIF([.D30:.L30];IF([.N30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[.Q29]+[.P30]" office:value-type="float" office:value="1538" calcext:value-type="float">
            <text:p>1538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04/11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2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[.Q30]+[.P31]" office:value-type="float" office:value="1541" calcext:value-type="float">
            <text:p>1541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04/15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2" table:formula="of:=COUNTIF([.D32:.L32];IF([.N32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[.Q31]+[.P32]" office:value-type="float" office:value="1552" calcext:value-type="float">
            <text:p>1552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04/15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2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[.Q32]+[.P33]" office:value-type="float" office:value="1546" calcext:value-type="float">
            <text:p>1546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04/18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2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[.Q33]+[.P34]" office:value-type="float" office:value="1533" calcext:value-type="float">
            <text:p>1533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04/18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2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[.Q34]+[.P35]" office:value-type="float" office:value="1523" calcext:value-type="float">
            <text:p>1523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 table:number-rows-repeated="14">
          <table:table-cell table:number-columns-repeated="13"/>
          <table:table-cell table:style-name="ce20"/>
          <table:table-cell table:style-name="ce22"/>
          <table:table-cell table:number-columns-repeated="1005"/>
        </table:table-row>
        <table:table-row table:style-name="ro1" table:number-rows-repeated="104852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6-2017" table:style-name="ta1">
        <office:forms form:automatic-focus="false" form:apply-design-mode="false"/>
        <table:shapes>
          <draw:frame draw:z-index="0" draw:style-name="gr1" draw:text-style-name="P1" svg:width="438.86pt" svg:height="193.49pt" svg:x="627pt" svg:y="28.66pt">
            <loext:p draw:notify-on-update-of-ranges="'2016-2017'.B2:'2016-2017'.B50 '2016-2017'.Q1:'2016-2017'.Q1 '2016-2017'.Q2:'2016-2017'.Q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01" calcext:value-type="date">
            <text:p>09/01/2016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>
          <table:table-cell office:value-type="date" office:date-value="2016-09-12" calcext:value-type="date">
            <text:p>09/12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2]+[.P3]" office:value-type="float" office:value="1515" calcext:value-type="float">
            <text:p>1515</text:p>
          </table:table-cell>
          <table:table-cell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09/12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[.Q3]+[.P4]" office:value-type="float" office:value="1511" calcext:value-type="float">
            <text:p>1511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09/23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[.Q4]+[.P5]" office:value-type="float" office:value="1525" calcext:value-type="float">
            <text:p>1525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09/23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2" table:formula="of:=COUNTIF([.D6:.L6];IF([.N6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Q5]+[.P6]" office:value-type="float" office:value="1524" calcext:value-type="float">
            <text:p>1524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09/26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6]+[.P7]" office:value-type="float" office:value="1519" calcext:value-type="float">
            <text:p>1519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09/26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2" table:formula="of:=COUNTIF([.D8:.L8];IF([.N8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[.Q7]+[.P8]" office:value-type="float" office:value="1531" calcext:value-type="float">
            <text:p>1531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09/29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[.Q8]+[.P9]" office:value-type="float" office:value="1543" calcext:value-type="float">
            <text:p>1543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09/29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9]+[.P10]" office:value-type="float" office:value="1541" calcext:value-type="float">
            <text:p>154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11/01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[.Q10]+[.P11]" office:value-type="float" office:value="1533" calcext:value-type="float">
            <text:p>1533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11/01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20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2" table:formula="of:=COUNTIF([.D12:.L12];IF([.N12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[.Q11]+[.P12]" office:value-type="float" office:value="1545" calcext:value-type="float">
            <text:p>1545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11/04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2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[.Q12]+[.P13]" office:value-type="float" office:value="1550" calcext:value-type="float">
            <text:p>1550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11/04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2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[.Q13]+[.P14]" office:value-type="float" office:value="1558" calcext:value-type="float">
            <text:p>1558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1/16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0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2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14]+[.P15]" office:value-type="float" office:value="1553" calcext:value-type="float">
            <text:p>1553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1/16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0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22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[.Q15]+[.P16]" office:value-type="float" office:value="1560" calcext:value-type="float">
            <text:p>156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1/17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2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16]+[.P17]" office:value-type="float" office:value="1552" calcext:value-type="float">
            <text:p>1552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1/17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style-name="ce20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2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[.Q17]+[.P18]" office:value-type="float" office:value="1550" calcext:value-type="float">
            <text:p>155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11/21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2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[.Q18]+[.P19]" office:value-type="float" office:value="1548" calcext:value-type="float">
            <text:p>1548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12/04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20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2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[.Q19]+[.P20]" office:value-type="float" office:value="1543" calcext:value-type="float">
            <text:p>1543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12/04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2" table:formula="of:=COUNTIF([.D21:.L21];IF([.N21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[.Q20]+[.P21]" office:value-type="float" office:value="1541" calcext:value-type="float">
            <text:p>1541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12/05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2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[.Q21]+[.P22]" office:value-type="float" office:value="1534" calcext:value-type="float">
            <text:p>1534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12/05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style-name="ce20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2" table:formula="of:=COUNTIF([.D23:.L23];IF([.N23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[.Q22]+[.P23]" office:value-type="float" office:value="1547" calcext:value-type="float">
            <text:p>1547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12/08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20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2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[.Q23]+[.P24]" office:value-type="float" office:value="1559" calcext:value-type="float">
            <text:p>1559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12/08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2" table:formula="of:=COUNTIF([.D25:.L25];IF([.N2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[.Q24]+[.P25]" office:value-type="float" office:value="1566" calcext:value-type="float">
            <text:p>1566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01/24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20" table:formula="of:=IF(COUNTIF([.D26:.L26];&quot;+&quot;)&gt;COUNTIF([.D26:.L26];&quot;-&quot;);&quot;+&quot;;&quot;-&quot;)" office:value-type="string" office:string-value="-" calcext:value-type="string">
            <text:p>-</text:p>
          </table:table-cell>
          <table:table-cell table:style-name="ce22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Q25]+[.P26]" office:value-type="float" office:value="1558" calcext:value-type="float">
            <text:p>1558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2/06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2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[.Q26]+[.P27]" office:value-type="float" office:value="1567" calcext:value-type="float">
            <text:p>1567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2/06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2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[.Q27]+[.P28]" office:value-type="float" office:value="1574" calcext:value-type="float">
            <text:p>1574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02/19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0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2" table:formula="of:=COUNTIF([.D29:.L29];IF([.N29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[.Q28]+[.P29]" office:value-type="float" office:value="1588" calcext:value-type="float">
            <text:p>1588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02/19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20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2" table:formula="of:=COUNTIF([.D30:.L30];IF([.N30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[.Q29]+[.P30]" office:value-type="float" office:value="1593" calcext:value-type="float">
            <text:p>1593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02/21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2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30]+[.P31]" office:value-type="float" office:value="1594" calcext:value-type="float">
            <text:p>1594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02/21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20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2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6" calcext:value-type="float">
            <text:p>+6</text:p>
          </table:table-cell>
          <table:table-cell table:formula="of:=[.Q31]+[.P32]" office:value-type="float" office:value="1600" calcext:value-type="float">
            <text:p>1600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02/23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0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2" table:formula="of:=COUNTIF([.D33:.L33];IF([.N33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[.Q32]+[.P33]" office:value-type="float" office:value="1597" calcext:value-type="float">
            <text:p>1597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02/23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2" table:formula="of:=COUNTIF([.D34:.L34];IF([.N34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[.Q33]+[.P34]" office:value-type="float" office:value="1587" calcext:value-type="float">
            <text:p>1587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02/27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35:.L35];&quot;+&quot;)&gt;COUNTIF([.D35:.L35];&quot;-&quot;);&quot;+&quot;;&quot;-&quot;)" office:value-type="string" office:string-value="+" calcext:value-type="string">
            <text:p>+</text:p>
          </table:table-cell>
          <table:table-cell table:style-name="ce22" table:formula="of:=COUNTIF([.D35:.L35];IF([.N35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office:value-type="float" office:value="1587" calcext:value-type="float">
            <text:p>1587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3/06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2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[.Q34]+[.P36]" office:value-type="float" office:value="1580" calcext:value-type="float">
            <text:p>1580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3/06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" table:formula="of:=IF(COUNTIF([.D37:.L37];&quot;+&quot;)&gt;COUNTIF([.D37:.L37];&quot;-&quot;);&quot;+&quot;;&quot;-&quot;)" office:value-type="string" office:string-value="-" calcext:value-type="string">
            <text:p>-</text:p>
          </table:table-cell>
          <table:table-cell table:style-name="ce22" table:formula="of:=COUNTIF([.D37:.L37];IF([.N37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[.Q36]+[.P37]" office:value-type="float" office:value="1571" calcext:value-type="float">
            <text:p>157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3/08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20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2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[.Q37]+[.P38]" office:value-type="float" office:value="1577" calcext:value-type="float">
            <text:p>1577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03/12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2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[.Q38]+[.P39]" office:value-type="float" office:value="1584" calcext:value-type="float">
            <text:p>1584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03/12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2" table:formula="of:=COUNTIF([.D40:.L40];IF([.N40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[.Q39]+[.P40]" office:value-type="float" office:value="1590" calcext:value-type="float">
            <text:p>1590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03/16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20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2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[.Q40]+[.P41]" office:value-type="float" office:value="1594" calcext:value-type="float">
            <text:p>1594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03/16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20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2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[.Q41]+[.P42]" office:value-type="float" office:value="1597" calcext:value-type="float">
            <text:p>1597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03/22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43:.L43];&quot;+&quot;)&gt;COUNTIF([.D43:.L43];&quot;-&quot;);&quot;+&quot;;&quot;-&quot;)" office:value-type="string" office:string-value="+" calcext:value-type="string">
            <text:p>+</text:p>
          </table:table-cell>
          <table:table-cell table:style-name="ce22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9" calcext:value-type="float">
            <text:p>+9</text:p>
          </table:table-cell>
          <table:table-cell table:formula="of:=[.Q42]+[.P43]" office:value-type="float" office:value="1606" calcext:value-type="float">
            <text:p>1606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 table:number-rows-repeated="1048532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5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25">
      <style:text-properties fo:color="#ff0000"/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7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27">
      <style:text-properties fo:color="#ff0000"/>
      <number:text>-</number:text>
      <number:number number:decimal-places="0" loext:min-decimal-places="0" number:min-integer-digits="1"/>
      <style:map style:condition="value()&gt;=0" style:apply-style-name="N127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21:30:58.35818225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198</meta:editing-cycles>
    <meta:editing-duration>PT3H8M24S</meta:editing-duration>
    <dc:title>Saison Ekkart</dc:title>
    <dc:date>2017-03-24T21:33:09.309529975</dc:date>
    <meta:generator>LibreOffice/5.1.6.2$Linux_X86_64 LibreOffice_project/10m0$Build-2</meta:generator>
    <meta:document-statistic meta:table-count="2" meta:cell-count="123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5-2016'.B2:'2015-2016'.B35 '2015-2016'.Q1:'2015-2016'.Q35" chart:data-source-has-labels="both" svg:x="0.309cm" svg:y="1.187cm" svg:width="14.865cm" svg:height="5.504cm">
          <chartooo:coordinate-region svg:x="2.294cm" svg:y="1.386cm" svg:width="12.647cm" svg:height="4.26cm"/>
          <chart:axis chart:dimension="x" chart:name="primary-x" chart:style-name="ch4" chartooo:axis-type="auto">
            <chartooo:date-scale/>
            <chart:categories table:cell-range-address="'2015-2016'.B2:'2015-2016'.B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2015-2016'.B2:'2015-2016'.B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6-2017'.B2:'2016-2017'.B50 '2016-2017'.Q1:'2016-2017'.Q50" chart:data-source-has-labels="both" svg:x="0.309cm" svg:y="1.187cm" svg:width="14.865cm" svg:height="5.504cm">
          <chartooo:coordinate-region svg:x="2.294cm" svg:y="1.187cm" svg:width="12.88cm" svg:height="3.54cm"/>
          <chart:axis chart:dimension="x" chart:name="primary-x" chart:style-name="ch4" chartooo:axis-type="auto">
            <chartooo:date-scale/>
            <chart:categories table:cell-range-address="'2016-2017'.B2:'2016-2017'.B50"/>
          </chart:axis>
          <chart:axis chart:dimension="y" chart:name="primary-y" chart:style-name="ch5"/>
          <chart:series chart:style-name="ch6" chart:values-cell-range-address="'2016-2017'.Q2:'2016-2017'.Q50" chart:label-cell-address="'2016-2017'.Q1:'2016-2017'.Q1" chart:class="chart:line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2016-2017'.B2:'2016-2017'.B50</svg:desc>
                </draw:g>
              </table:table-cell>
              <table:table-cell office:value-type="float" office:value="1523">
                <text:p>1523</text:p>
                <draw:g>
                  <svg:desc>'2016-2017'.Q2:'2016-2017'.Q50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